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font-name="Liberation Serif" officeooo:rsid="0008bc77" officeooo:paragraph-rsid="0008bc77"/>
    </style:style>
    <style:style style:name="P2" style:family="paragraph" style:parent-style-name="Standard">
      <style:paragraph-properties fo:line-height="200%" fo:text-align="start" style:justify-single-word="false"/>
      <style:text-properties style:font-name="Liberation Serif" officeooo:rsid="0008bc77" officeooo:paragraph-rsid="0008bc77"/>
    </style:style>
    <style:style style:name="P3" style:family="paragraph" style:parent-style-name="Standard">
      <style:paragraph-properties fo:line-height="200%" fo:text-align="start" style:justify-single-word="false"/>
      <style:text-properties style:font-name="Liberation Serif" fo:font-weight="bold" officeooo:rsid="000e2c7a" officeooo:paragraph-rsid="000e2c7a" style:font-weight-asian="bold" style:font-weight-complex="bold"/>
    </style:style>
    <style:style style:name="P4" style:family="paragraph" style:parent-style-name="Standard">
      <style:paragraph-properties fo:line-height="200%" fo:text-align="start" style:justify-single-word="false"/>
      <style:text-properties style:font-name="Liberation Serif" fo:font-weight="bold" officeooo:rsid="000f772c" officeooo:paragraph-rsid="000f772c" style:font-weight-asian="bold" style:font-weight-complex="bold"/>
    </style:style>
    <style:style style:name="P5" style:family="paragraph" style:parent-style-name="Standard">
      <style:paragraph-properties fo:line-height="200%" fo:text-align="start" style:justify-single-word="false"/>
      <style:text-properties style:font-name="Liberation Serif" fo:font-weight="normal" officeooo:rsid="0012963f" officeooo:paragraph-rsid="000f772c" style:font-weight-asian="normal" style:font-weight-complex="normal"/>
    </style:style>
    <style:style style:name="P6" style:family="paragraph" style:parent-style-name="Standard">
      <style:paragraph-properties fo:line-height="200%" fo:text-align="start" style:justify-single-word="false"/>
      <style:text-properties style:font-name="Liberation Serif" fo:font-weight="normal" officeooo:rsid="0012963f" officeooo:paragraph-rsid="001625fb" style:font-weight-asian="normal" style:font-weight-complex="normal"/>
    </style:style>
    <style:style style:name="P7" style:family="paragraph" style:parent-style-name="Standard">
      <style:paragraph-properties fo:line-height="200%" fo:text-align="start" style:justify-single-word="false"/>
      <style:text-properties style:font-name="Liberation Serif" fo:font-weight="normal" officeooo:rsid="00118075" officeooo:paragraph-rsid="000f772c" style:font-weight-asian="normal" style:font-weight-complex="normal"/>
    </style:style>
    <style:style style:name="P8" style:family="paragraph" style:parent-style-name="Standard">
      <style:paragraph-properties fo:line-height="200%" fo:text-align="start" style:justify-single-word="false"/>
      <style:text-properties style:font-name="Liberation Serif" fo:font-weight="normal" officeooo:rsid="001625fb" officeooo:paragraph-rsid="0017ec89" style:font-weight-asian="normal" style:font-weight-complex="normal"/>
    </style:style>
    <style:style style:name="P9" style:family="paragraph" style:parent-style-name="Standard">
      <style:paragraph-properties fo:line-height="200%" fo:text-align="start" style:justify-single-word="false"/>
      <style:text-properties style:font-name="Liberation Serif" fo:font-weight="bold" officeooo:rsid="001625fb" officeooo:paragraph-rsid="001625fb"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f772c" style:font-weight-asian="normal" style:font-weight-complex="normal"/>
    </style:style>
    <style:style style:name="T3" style:family="text">
      <style:text-properties fo:font-weight="normal" officeooo:rsid="0010301a" style:font-weight-asian="normal" style:font-weight-complex="normal"/>
    </style:style>
    <style:style style:name="T4" style:family="text">
      <style:text-properties fo:font-weight="normal" officeooo:rsid="00118075" style:font-weight-asian="normal" style:font-weight-complex="normal"/>
    </style:style>
    <style:style style:name="T5" style:family="text">
      <style:text-properties fo:font-weight="normal" officeooo:rsid="0012963f" style:font-weight-asian="normal" style:font-weight-complex="normal"/>
    </style:style>
    <style:style style:name="T6" style:family="text">
      <style:text-properties officeooo:rsid="001625fb"/>
    </style:style>
    <style:style style:name="T7" style:family="text">
      <style:text-properties fo:font-weight="bold" officeooo:rsid="001625fb" style:font-weight-asian="bold" style:font-weight-complex="bold"/>
    </style:style>
    <style:style style:name="T8" style:family="text">
      <style:text-properties officeooo:rsid="0017ec89"/>
    </style:style>
    <style:style style:name="T9" style:family="text">
      <style:text-properties officeooo:rsid="0018bf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roject Title : Architect</text:p>
      <text:p text:style-name="P1"><text:s/>Student Name: Zachary Hightower</text:p>
      <text:p text:style-name="P1"><text:s/>Student Email : <text:a xlink:type="simple" xlink:href="mailto:zphighto@go.olemiss.edu" text:style-name="Internet_20_link" text:visited-style-name="Visited_20_Internet_20_Link">zphighto@go.olemiss.edu</text:a></text:p>
      <text:p text:style-name="P1"><text:s/>Sponsor : Jeff Lucas</text:p>
      <text:p text:style-name="P1">Sponsor Email : <text:a xlink:type="simple" xlink:href="mailto:jhlucas1@olemiss.edu" text:style-name="Internet_20_link" text:visited-style-name="Visited_20_Internet_20_Link">jhlucas1@olemiss.edu</text: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Project Overivew</text:p>
      <text:p text:style-name="P3"><text:tab/><text:span text:style-name="T1">I want to develop a tool to help authors better visualize and develop the narratives they piece together. This stems partly from a love for the fantasy maps that could be found in old adventure novels, and partly from my experience being the game master for table top role-playing games. Architect is a way to create an interactive and informative map from the user’s input that can scale from a single town to an entire world. </text:span><text:span text:style-name="T2">I expect it to be primarily used by authors </text:span><text:span text:style-name="T3">and video game developers</text:span><text:span text:style-name="T2">. </text:span><text:span text:style-name="T3">The expected user base should also include historians. </text:span></text:p>
      <text:p text:style-name="P4">User requirements</text:p>
      <text:p text:style-name="P4"><text:tab/><text:span text:style-name="T4">Architect is expected to have two different types of users, the system administrator and the builder. The system administrator is expected to handle updating the system and ensuring smooth user experience. Builders are the main users of the system. As such, the system will do its best to cater to the needs of the builders. These are our authors, tabletop enthusiasts, and historians. Their use of Architect can be defined as viewing their builds and contributing to their builds. </text:span></text:p>
      <text:p text:style-name="P4"><text:span text:style-name="T4"><text:tab/></text:span><text:span text:style-name="T5">As an admin I want to ensure the protection and security of the database so that no unauthorized user can access it.</text:span></text:p>
      <text:p text:style-name="P5"><text:tab/>As an admin I want to gather user feedback so that I can better support the project in the long term. </text:p>
      <text:p text:style-name="P5"><text:tab/>As a builder I want to create a map so that I can visually organize and structure my ideas.</text:p>
      <text:p text:style-name="P5"><text:tab/>As a builder I want to input entries so that I can keep track of more granular details about a location in my world.</text:p>
      <text:p text:style-name="P5"><text:tab/>As a builder I want to format entries so that they are pleasant to read.</text:p>
      <text:p text:style-name="P5"><text:tab/>As a builder I want to organize my locations and entries into groups so that they are easily identifiable. </text:p>
      <text:p text:style-name="P5"><text:tab/>As a builder I want to search entries and locations so that I can easily go to a specific one.</text:p>
      <text:p text:style-name="P5"><text:soft-page-break/><text:tab/>As a builder I want to customize the appearance of locations so that my world is unique and inspiring.</text:p>
      <text:p text:style-name="P9">Design Choices</text:p>
      <text:p text:style-name="P8"><text:tab/><text:span text:style-name="T8">While HTML, CSS, and Javascript are main viable options for development of web applications it is still important to evaluate the benefits and issues they bring to the development process. </text:span></text:p>
      <text:p text:style-name="P8"><text:tab/><text:span text:style-name="T8">The first advantage is that I have a good level of experience in working with these languages to develop content for the web. This comes from my university classes and from personal projects. Development with these languages allows a variety of different ideas to be realized. They can be used across a multitude of different platforms. There are also many tools which I can leverage to speed up the development process and reach a prototype for user testing faster than I would with other languages. </text:span></text:p>
      <text:p text:style-name="P8"><text:tab/><text:span text:style-name="T8">The disadvantage is that I don’t have a lot of experience attaching a database to web based systems or applications. The project may hit performance bottlenecks with very large maps, which can hurt user experience with slowdown. With web hosted applications like Architect, it is also difficult to assure security. Offline access is also going to be severely limited, or non-existent. Adding features may also be difficult. </text:span></text:p>
      <text:p text:style-name="P8"><text:tab/><text:span text:style-name="T9">I do have a significant choice between relational and non-relational databases. Either could function for the project. </text:span></text:p>
      <text:p text:style-name="P8"><text:tab/><text:span text:style-name="T9">Relational databases, like My SQL, have a rigid structure to them, which can help with defining project needs and scope. The primary and foreign key structure of the relational databases makes linking parts of the project more intuitive than with non-relational equivalents. Relational databases are also well known and have extensive documentation that helps with any potential issues one might face. Queries in a relational database can be handled with speed and efficiency. I already have some familiarity with constructing the framework of a relational database.</text:span></text:p>
      <text:p text:style-name="P8"><text:soft-page-break/><text:tab/><text:span text:style-name="T9">On the other hand, the rigidity of a relational database makes it less flexible than a non-relational database. Scaling for new tasks or different data becomes a big challenge. As user scale goes up, the relational database implementation of Architect may lag behind a non-relational database implementation. </text:span></text:p>
      <text:p text:style-name="P8"><text:tab/><text:span text:style-name="T9">Non-relational databases, like Firebase, offer flexibility as one of their biggest benefits. They deal with unstructured data well. They also scale better than relational databases, so there should be no significant issue with meeting new tasks or user needs. It allows for storing things in JSON like documents which could make storing the maps or world information for Architect much easier. </text:span></text:p>
      <text:p text:style-name="P8"><text:tab/><text:span text:style-name="T9">Consistency in non-relational databases may pose an issue. Support for complex querying is also lacking. This sort of database tends to be more difficult to learn with less robust documentation than equivalent relational database options. I also have less experience structuring a non-relational database. Data duplication and disorganization may also become an issue, and are not managed by the structure of the non-relational database, unlike a relational database. </text:span></text:p>
      <text:p text:style-name="P5"><text:span text:style-name="T7">Timeline</text:span><text:tab/></text:p>
      <text:p text:style-name="P6">September 30 – October 13, 2024</text:p>
      <text:p text:style-name="P6">Creation of the basic <text:span text:style-name="T6">mapping and entry</text:span> system</text:p>
      <text:p text:style-name="P6">October 14 – October 20, 2024</text:p>
      <text:p text:style-name="P6"><text:span text:style-name="T6">Personal </text:span>testing, initial user testing, and bug fixes</text:p>
      <text:p text:style-name="P5">October 21 – October 27, 2024</text:p>
      <text:p text:style-name="P5">Focus on user login experience and creation of explanatory tooltips</text:p>
      <text:p text:style-name="P5">October 28 – November 3, 2024</text:p>
      <text:p text:style-name="P5">Implementation of custom icons for locations and characters, and integration into the system.</text:p>
      <text:p text:style-name="P5">November 4 – November 10, 2024</text:p>
      <text:p text:style-name="P5">Creation of light and dark mode, addressing underdeveloped <text:span text:style-name="T6">features </text:span>noted by user <text:span text:style-name="T6">and sponsor feedback</text:span></text:p>
      <text:p text:style-name="P5"><text:soft-page-break/>November 11 – November 24, 2024</text:p>
      <text:p text:style-name="P5">Final testing, refinement of features, and ensuring the application <text:span text:style-name="T6">meets or exceeds the minimum viable product</text:span></text:p>
      <text:p text:style-name="P7"><text:tab/></text:p>
      <text:p text:style-name="P2"><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30T12:07:31.329999999</meta:creation-date>
    <dc:date>2024-09-26T16:15:43.619664422</dc:date>
    <meta:editing-duration>PT32M27S</meta:editing-duration>
    <meta:editing-cycles>3</meta:editing-cycles>
    <meta:generator>LibreOffice/7.3.7.2$Linux_X86_64 LibreOffice_project/30$Build-2</meta:generator>
    <meta:document-statistic meta:table-count="0" meta:image-count="0" meta:object-count="0" meta:page-count="5" meta:paragraph-count="41" meta:word-count="923" meta:character-count="5688" meta:non-whitespace-character-count="4762"/>
  </office:meta>
</office:document-meta>
</file>